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badb"/>
    </style:style>
    <style:style style:name="P2" style:family="paragraph" style:parent-style-name="Standard">
      <style:text-properties officeooo:rsid="0028a46e" officeooo:paragraph-rsid="0024bf2f"/>
    </style:style>
    <style:style style:name="P3" style:family="paragraph" style:parent-style-name="Standard">
      <style:text-properties officeooo:rsid="0028a46e" officeooo:paragraph-rsid="002b74f7"/>
    </style:style>
    <style:style style:name="P4" style:family="paragraph" style:parent-style-name="Standard">
      <style:text-properties officeooo:paragraph-rsid="0024bf2f"/>
    </style:style>
    <style:style style:name="P5" style:family="paragraph" style:parent-style-name="Standard">
      <style:text-properties officeooo:rsid="002b3d61" officeooo:paragraph-rsid="002b3d6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2badb"/>
    </style:style>
    <style:style style:name="P8" style:family="paragraph" style:parent-style-name="Standard" style:list-style-name="L1">
      <style:text-properties officeooo:rsid="002569dd" officeooo:paragraph-rsid="002569dd"/>
    </style:style>
    <style:style style:name="T1" style:family="text">
      <style:text-properties officeooo:rsid="0028a46e"/>
    </style:style>
    <style:style style:name="T2" style:family="text">
      <style:text-properties officeooo:rsid="0022badb"/>
    </style:style>
    <style:style style:name="T3" style:family="text">
      <style:text-properties fo:font-style="italic" fo:font-weight="bold" officeooo:rsid="0022badb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officeooo:rsid="0022badb" style:font-style-asian="normal" style:font-weight-asian="bold" style:font-style-complex="normal" style:font-weight-complex="bold"/>
    </style:style>
    <style:style style:name="T5" style:family="text">
      <style:text-properties officeooo:rsid="002a8fbd"/>
    </style:style>
    <style:style style:name="T6" style:family="text">
      <style:text-properties officeooo:rsid="0024bf2f"/>
    </style:style>
    <style:style style:name="T7" style:family="text">
      <style:text-properties officeooo:rsid="002569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"/></text:span><text:span text:style-name="T3"><text:s/></text:span><text:span text:style-name="T4">fport and variable</text:span></text:p>
      <text:list xml:id="list1295978022" text:style-name="L1">
        <text:list-item>
          <text:p text:style-name="P7"><text:bookmark-start text:name="__DdeLink__10_1864004521"/>maxEPE<text:bookmark-end text:name="__DdeLink__10_1864004521"/> <text:s/>// Maximum EPE value </text:p>
        </text:list-item>
        <text:list-item>
          <text:p text:style-name="P6"><text:bookmark-start text:name="__DdeLink__18_1864004521"/>myAcqTime<text:bookmark-end text:name="__DdeLink__18_1864004521"/> <text:s/>// Seconds to acquire a GPS fix</text:p>
        </text:list-item>
        <text:list-item>
          <text:p text:style-name="P6"><text:bookmark-start text:name="__DdeLink__20_1864004521"/>myPeriodHT<text:bookmark-end text:name="__DdeLink__20_1864004521"/> <text:s/>// Repeat period in seconds for GPS fixes during high tide</text:p>
        </text:list-item>
        <text:list-item>
          <text:p text:style-name="P6"><text:bookmark-start text:name="__DdeLink__22_1864004521"/>myPeriodLT<text:bookmark-end text:name="__DdeLink__22_1864004521"/> <text:s/>// Repeat period in seconds for GPS fixes during low tide</text:p>
        </text:list-item>
        <text:list-item>
          <text:p text:style-name="P6"><text:bookmark-start text:name="__DdeLink__166_1864004521"/><text:bookmark-start text:name="__DdeLink__24_1864004521"/>minutesBeforeHighTide<text:bookmark-end text:name="__DdeLink__166_1864004521"/><text:bookmark-end text:name="__DdeLink__24_1864004521"/> <text:s/>// Number of minutes before high tide to start high frequency GPS</text:p>
        </text:list-item>
        <text:list-item>
          <text:p text:style-name="P6"><text:bookmark-start text:name="__DdeLink__26_1864004521"/><text:bookmark-start text:name="__DdeLink__168_1864004521"/>minutesAfterHighTide<text:bookmark-end text:name="__DdeLink__26_1864004521"/><text:bookmark-end text:name="__DdeLink__168_1864004521"/> <text:s text:c="2"/>// Number of minutes after high tide to stop high frequency GPS</text:p>
        </text:list-item>
        <text:list-item>
          <text:p text:style-name="P6"><text:bookmark-start text:name="__DdeLink__307_1864004521"/><text:bookmark-start text:name="__DdeLink__314_1864004521"/><text:bookmark-start text:name="__DdeLink__303_1864004521"/><text:span text:style-name="T7">minW</text:span>ithSignalCount<text:bookmark-end text:name="__DdeLink__307_1864004521"/><text:bookmark-end text:name="__DdeLink__314_1864004521"/><text:bookmark-end text:name="__DdeLink__303_1864004521"/> <text:s text:c="2"/>/<text:bookmark-start text:name="__DdeLink__324_1864004521"/>/ <text:span text:style-name="T7">Minimum number of satellites to receive signal within specified length of time</text:span><text:bookmark-end text:name="__DdeLink__324_1864004521"/></text:p>
        </text:list-item>
        <text:list-item>
          <text:p text:style-name="P8"><text:bookmark-start text:name="__DdeLink__309_1864004521"/><text:bookmark-start text:name="__DdeLink__318_1864004521"/><text:bookmark-start text:name="__DdeLink__305_1864004521"/>minSNR<text:bookmark-end text:name="__DdeLink__309_1864004521"/><text:bookmark-end text:name="__DdeLink__318_1864004521"/><text:bookmark-end text:name="__DdeLink__305_1864004521"/> <text:bookmark-start text:name="__DdeLink__326_1864004521"/>// <text:s/>minimum signal to noise ratio to count as a received signal<text:bookmark-end text:name="__DdeLink__326_1864004521"/></text:p>
        </text:list-item>
        <text:list-item>
          <text:p text:style-name="P8"><text:bookmark-start text:name="__DdeLink__312_1864004521"/><text:bookmark-start text:name="__DdeLink__320_1864004521"/><text:bookmark-start text:name="__DdeLink__301_1864004521"/>maxSignalSearchTime<text:bookmark-end text:name="__DdeLink__312_1864004521"/><text:bookmark-end text:name="__DdeLink__320_1864004521"/><text:bookmark-end text:name="__DdeLink__301_1864004521"/> /<text:bookmark-start text:name="__DdeLink__328_1864004521"/>/ <text:s/>milliseconds to receive a signal from minWithSignalCount number of satellites <text:bookmark-end text:name="__DdeLink__328_1864004521"/></text:p>
        </text:list-item>
      </text:list>
      <text:p text:style-name="Standard"/>
      <text:p text:style-name="P4"><text:span text:style-name="T1">Use this to convert </text:span><text:span text:style-name="T5">decimal</text:span><text:span text:style-name="T1"> to base64: <text:s/></text:span></text:p>
      <text:p text:style-name="P2">printf <text:span text:style-name="T5">33</text:span> | base64 <text:s text:c="4"/>- <text:s/>This converts <text:span text:style-name="T5">33</text:span> to base64 <text:s/><text:span text:style-name="T6">(MzM=)</text:span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7:14:16.544941332</meta:creation-date>
    <dc:date>2020-10-30T09:44:36.861929075</dc:date>
    <meta:editing-duration>PT4H38M34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32" meta:character-count="798" meta:non-whitespace-character-count="662"/>
  </office:meta>
</office:document-meta>
</file>